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2025-01-14 21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2024-01-23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2023-01-09 23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2022-01-05 15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2021-01-04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2019-12-23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2019-01-22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2018-01-04 15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2016-12-28 22:55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2016-01-05 20:53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201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2014-01-16 16:42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2013-01-16 20:09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2012-01-09 20:32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2011-01-05 15:59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2010-01-14 16:43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2009-01-22 20:11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2008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2007-01-08 16:26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2006-01-11 20:36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2005-01-04 15:16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2004-01-08 14:54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2003-01-09 14:59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2002-01-09 21:41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2001-01-05 23:35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2001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2000-09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2000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2000-01-09 16:01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200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1999-09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1999-09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1999-06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1999-05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1999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1999-01-08 14:52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1999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1998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1998-09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1998-06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1998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1998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1998-01-09 17:08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1998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1997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1997-09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1997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1997-01-10 23:11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1997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1996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1996-09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1996-07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1996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1996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1996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1995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1995-09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1995-06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1995-06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1995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199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1995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199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1994-09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1994-09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1994-06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1994-05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1994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199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1994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1993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1993-09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1993-06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1993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1993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1993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1992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1992-09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1992-06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1992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199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1991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1991-09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1991-06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199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1990-09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601098550102</text:p>
          </table:table-cell>
          <table:table-cell office:value-type="string" calcext:value-type="string">
            <text:p>1987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8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71" meta:object-count="0"/>
    <meta:user-defined meta:name="AppVersion">3.0</meta:user-defined>
  </office:meta>
</office:document-meta>
</file>